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3pt" style:font-size-asian="13pt" style:font-size-complex="13pt"/>
    </style:style>
    <style:style style:name="T1" style:family="text">
      <style:text-properties officeooo:rsid="000775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Qual das afirmações a seguir é a mais correta em relação ao cuidado que devemos ter em relação ao uso de imagens em sites?</text:p>
      <text:p text:style-name="P2">A) Use sempre a imagem com maior qualidade e resolução possível</text:p>
      <text:p text:style-name="P2">B) Use sempre a imagem com menor qualidade e resolução possível</text:p>
      <text:p text:style-name="P2">C) Use sempre a imagem com qualidade e resolução balanceadas</text:p>
      <text:p text:style-name="P2">D) Use sempre a menor quantidade de imagens para não deixar o site pesado</text:p>
      <text:p text:style-name="P2"/>
      <text:p text:style-name="P2">2. Deixar um site “pesado” com imagens grandes pode gerar:</text:p>
      <text:p text:style-name="P2">A) Aumento nas visitas por conta da qualidade visual</text:p>
      <text:p text:style-name="P2">B) Diminuição na taxa de retenção e possível penalização em mecanismos de busca</text:p>
      <text:p text:style-name="P2">C) Aumento na taxa de retenção, pois o usuário passa mais tempo no site</text:p>
      <text:p text:style-name="P2">D) Diminuição no tempo das visitas, mas isso acaba melhorando a indexação</text:p>
      <text:p text:style-name="P2"/>
      <text:p text:style-name="P2">3. Para usar imagens dinâmicas em nossos sites, devemos aprender a usar três tags, que são:</text:p>
      <text:p text:style-name="P2">A) &lt;picture&gt;, &lt;source&gt; e &lt;img&gt;</text:p>
      <text:p text:style-name="P2">B) &lt;image&gt;, &lt;picture&gt; e &lt;source&gt;</text:p>
      <text:p text:style-name="P2">C) &lt;picture&gt;, &lt;image&gt; e &lt;img&gt;</text:p>
      <text:p text:style-name="P2">D) &lt;img&gt;, &lt;source&gt; e &lt;image&gt;</text:p>
      <text:p text:style-name="P2"/>
      <text:p text:style-name="P2">4. A tag possui o parâmetro _____ para configurar as dimensões da mídia, o _____ para indicar o formato da mídia e o parâmetro _____ para indicar o arquivo de destino. A única opção que mostra os parâmetros que preenchem as colunas na ordem correta é:</text:p>
      <text:p text:style-name="P2">A) media, type e srcset</text:p>
      <text:p text:style-name="P2">B) type, media e srcset</text:p>
      <text:p text:style-name="P2">C) size, format e src</text:p>
      <text:p text:style-name="P2">D) size, type e src</text:p>
      <text:p text:style-name="P2"/>
      <text:p text:style-name="P2">5. Podemos adicionar arquivos de áudio reproduzíveis às nossas páginas usando a tag:</text:p>
      <text:p text:style-name="P2">A) &lt;sound&gt;</text:p>
      <text:p text:style-name="P2">B) &lt;music&gt;</text:p>
      <text:p text:style-name="P2">C) &lt;podcast&gt;</text:p>
      <text:p text:style-name="P2">D) &lt;audio&gt;</text:p>
      <text:p text:style-name="P2"/>
      <text:p text:style-name="P2">6. Qual dos valores a seguir é o único que não é um parâmetro da tag de áudio?</text:p>
      <text:p text:style-name="P2">A) controls</text:p>
      <text:p text:style-name="P2">B) autoplay</text:p>
      <text:p text:style-name="P2">C) player</text:p>
      <text:p text:style-name="P2">D) loop</text:p>
      <text:p text:style-name="P2"/>
      <text:p text:style-name="P2">7. Quando inserimos um áudio no site, qual é o comportamento padrão do navegador em relação à carga do conteúdo?</text:p>
      <text:p text:style-name="P2">A) o arquivo de áudio não será carregado até que o visitante aperte o Play</text:p>
      <text:p text:style-name="P2">B) o arquivo de áudio será completamente carregado, mesmo que nunca seja apertado o Play</text:p>
      <text:p text:style-name="P2">C) os primeiros minutos de áudio serão carregados para facilitar a reprodução</text:p>
      <text:p text:style-name="P2">D) apenas os metadados do arquivo (informações básicas sobre o arquivo) serão carregados automaticamente</text:p>
      <text:p text:style-name="P2"/>
      <text:p text:style-name="P2"><text:soft-page-break/>8. Para carregar vídeos hospedados localmente, podemos usar a tag HTML:</text:p>
      <text:p text:style-name="P2">A) &lt;video&gt;</text:p>
      <text:p text:style-name="P2">B) &lt;iframe&gt;</text:p>
      <text:p text:style-name="P2">C) &lt;media&gt;</text:p>
      <text:p text:style-name="P3">D) &lt;youtube&gt;</text:p>
      <text:p text:style-name="P3"/>
      <text:p text:style-name="P3">9. Quais são os formatos de vídeo que devemos considerar para manter a compatibilidade com a maioria dos navegadores?</text:p>
      <text:p text:style-name="P3">A) .mov .mp4 .avi .webm</text:p>
      <text:p text:style-name="P3">B) .m4v .ogv .avi .mov</text:p>
      <text:p text:style-name="P3">C) .mp4 .m4v .webm .ogv</text:p>
      <text:p text:style-name="P3">D) .mp4 .mov .webm .avi</text:p>
      <text:p text:style-name="P3"/>
      <text:p text:style-name="P3">10. Para inserir vídeos do YouTube no nosso site, usamos a tag:</text:p>
      <text:p text:style-name="P3">A) &lt;video&gt;</text:p>
      <text:p text:style-name="P3">B) &lt;iframe&gt;</text:p>
      <text:p text:style-name="P3">C) &lt;link&gt;</text:p>
      <text:p text:style-name="P3">D) &lt;media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7:35:14.430000000</meta:creation-date>
    <dc:date>2023-05-25T17:47:47.174000000</dc:date>
    <meta:editing-duration>PT12M33S</meta:editing-duration>
    <meta:editing-cycles>1</meta:editing-cycles>
    <meta:document-statistic meta:table-count="0" meta:image-count="0" meta:object-count="0" meta:page-count="2" meta:paragraph-count="50" meta:word-count="432" meta:character-count="2386" meta:non-whitespace-character-count="2004"/>
    <meta:generator>LibreOffice/7.4.6.2$Windows_X86_64 LibreOffice_project/5b1f5509c2decdade7fda905e3e1429a67acd63d</meta:generator>
  </office:meta>
</office:document-meta>
</file>